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21cm"/>
    </style:style>
    <style:style style:name="Tabla1.B" style:family="table-column">
      <style:table-column-properties style:column-width="12.802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Preformatted_20_Text">
      <style:paragraph-properties fo:margin-left="0cm" fo:margin-right="0cm" fo:text-indent="0cm" style:auto-text-indent="false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7" style:family="paragraph" style:parent-style-name="Preformatted_20_Text">
      <style:paragraph-properties fo:margin-left="0cm" fo:margin-right="0cm" fo:text-indent="0cm" style:auto-text-indent="false"/>
      <style:text-properties officeooo:paragraph-rsid="000baa85" loext:padding="0cm" loext:border="none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baa85" officeooo:paragraph-rsid="000baa85"/>
    </style:style>
    <style:style style:name="P10" style:family="paragraph" style:parent-style-name="Table_20_Contents">
      <style:paragraph-properties fo:text-align="start" style:justify-single-word="false"/>
      <style:text-properties officeooo:rsid="000baa85" officeooo:paragraph-rsid="000baa85"/>
    </style:style>
    <style:style style:name="P11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1">
      <style:paragraph-properties fo:margin-left="0cm" fo:margin-right="0cm" fo:text-indent="0cm" style:auto-text-indent="false"/>
    </style:style>
    <style:style style:name="P19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fo:color="#000000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0000cd" loext:opacity="100%"/>
    </style:style>
    <style:style style:name="T5" style:family="text">
      <style:text-properties loext:padding="0cm" loext:border="none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baa85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css/exercise.asp?filename=exercise_background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7">Propiedad abreviada en </text:span>CSS</text:h>
      <text:p text:style-name="P12"><text:span text:style-name="T1"/></text:p>
      <text:p text:style-name="Horizontal_20_Line"/>
      <text:h text:style-name="P2" text:outline-level="2">Fondo CSS: propiedad abreviada</text:h>
      <text:p text:style-name="P13">Para acortar el código, también es posible especificar todas las propiedades de fondo en una sola propiedad. Esto se llama propiedad abreviada.</text:p>
      <text:p text:style-name="P13">En lugar de escribir:</text:p>
      <text:p text:style-name="P15">body <text:span text:style-name="T2">{</text:span><text:span text:style-name="T3"><text:line-break/>  background-color</text:span><text:span text:style-name="T2">:</text:span><text:span text:style-name="T4"> #ffffff</text:span><text:span text:style-name="T2">;</text:span><text:span text:style-name="T3"><text:line-break/>  background-image</text:span><text:span text:style-name="T2">:</text:span><text:span text:style-name="T4"> url("img_tree.png")</text:span><text:span text:style-name="T2">;</text:span><text:span text:style-name="T3"><text:line-break/>  background-repeat</text:span><text:span text:style-name="T2">:</text:span><text:span text:style-name="T4"> no-repeat</text:span><text:span text:style-name="T2">;</text:span><text:span text:style-name="T3"><text:line-break/>  background-position</text:span><text:span text:style-name="T2">:</text:span><text:span text:style-name="T4"> right top</text:span><text:span text:style-name="T2">;</text:span><text:span text:style-name="T3"><text:line-break/></text:span><text:span text:style-name="T2">}</text:span></text:p>
      <text:p text:style-name="P13">Puede utilizar la propiedad abreviada <text:span text:style-name="Source_20_Text"><text:span text:style-name="T5">background</text:span></text:span>:</text:p>
      <text:h text:style-name="P3" text:outline-level="3">Ejemplo</text:h>
      <text:p text:style-name="P16">Utilice la propiedad abreviada para establecer las propiedades de fondo en una declaración:</text:p>
      <text:p text:style-name="P14">body <text:span text:style-name="T2">{</text:span><text:span text:style-name="T3"><text:line-break/>  background</text:span><text:span text:style-name="T2">:</text:span><text:span text:style-name="T4"> #ffffff url("img_tree.png") no-repeat right top</text:span><text:span text:style-name="T2">;</text:span><text:span text:style-name="T3"><text:line-break/></text:span><text:span text:style-name="T2">}</text:span></text:p>
      <text:p text:style-name="P13"><text:span text:style-name="T5"><text:s/></text:span></text:p>
      <text:p text:style-name="P13">Cuando se utiliza la propiedad abreviada, el orden de los valores de las propiedades es:</text:p>
      <text:list text:style-name="L1">
        <text:list-item>
          <text:p text:style-name="P17"><text:span text:style-name="Source_20_Text"><text:span text:style-name="T5">background-color</text:span></text:span></text:p>
        </text:list-item>
        <text:list-item>
          <text:p text:style-name="P17"><text:span text:style-name="Source_20_Text"><text:span text:style-name="T5">background-image</text:span></text:span></text:p>
        </text:list-item>
        <text:list-item>
          <text:p text:style-name="P17"><text:span text:style-name="Source_20_Text"><text:span text:style-name="T5">background-repeat</text:span></text:span></text:p>
        </text:list-item>
        <text:list-item>
          <text:p text:style-name="P17"><text:span text:style-name="Source_20_Text"><text:span text:style-name="T5">background-attachment</text:span></text:span></text:p>
        </text:list-item>
        <text:list-item>
          <text:p text:style-name="P18"><text:span text:style-name="Source_20_Text"><text:span text:style-name="T5">background-position</text:span></text:span></text:p>
        </text:list-item>
      </text:list>
      <text:p text:style-name="P13">No importa si falta uno de los valores de propiedad, siempre y cuando los demás estén en este orden. Tenga en cuenta que no utilizamos la propiedad background-attachment en los ejemplos anteriores, ya que no tiene un valor.</text:p>
      <text:p text:style-name="Horizontal_20_Line"/>
      <text:h text:style-name="P2" text:outline-level="2"><text:span text:style-name="T5">Ejercicio:</text:span></text:h>
      <text:p text:style-name="P16">Establezca el color de fondo del elemento &lt;h1&gt; en "azul claro".</text:p>
      <text:p text:style-name="P5">&lt;<text:span text:style-name="T7">style</text:span>&gt;</text:p>
      <text:p text:style-name="P5">h1 {</text:p>
      <text:p text:style-name="P5"><text:s text:c="2"/><draw:control text:anchor-type="as-char" draw:z-index="0" draw:name="Forma1" draw:style-name="gr1" draw:text-style-name="P19" svg:width="4.393cm" svg:height="0.662cm" draw:control="control1"/>: <text:span text:style-name="T7">lightblue</text:span>;</text:p>
      <text:p text:style-name="P5"><text:soft-page-break/>}</text:p>
      <text:p text:style-name="P7">&lt;/<text:span text:style-name="T7">style</text:span>&gt;</text:p>
      <text:p text:style-name="P4"/>
      <text:p text:style-name="P5">&lt;<text:span text:style-name="T7">body</text:span>&gt;</text:p>
      <text:p text:style-name="P5"><text:s text:c="2"/>&lt;h1&gt;Este es un título&lt;/h1&gt;</text:p>
      <text:p text:style-name="P5"><text:s text:c="2"/>&lt;p&gt;Este es un párrafo&lt;/p&gt;</text:p>
      <text:p text:style-name="P5"><text:s text:c="2"/>&lt;p&gt;Este es un párrafo&lt;/p&gt;</text:p>
      <text:p text:style-name="P6">&lt;/<text:span text:style-name="T7">body</text:span>&gt;</text:p>
      <text:p text:style-name="P13"/>
      <text:p text:style-name="Horizontal_20_Line"/>
      <text:h text:style-name="P2" text:outline-level="2">Todas las propiedades de fondo CSS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Prop<text:span text:style-name="T7">iedad</text:span></text:p>
          </table:table-cell>
          <table:table-cell table:style-name="Tabla1.A1" office:value-type="string">
            <text:p text:style-name="P11">Descrip<text:span text:style-name="T7">ción</text:span></text:p>
          </table:table-cell>
        </table:table-row>
        <table:table-row table:style-name="Tabla1.2">
          <table:table-cell table:style-name="Tabla1.A1" office:value-type="string">
            <text:p text:style-name="P8"><text:a xlink:type="simple" xlink:href="https://www.w3schools.com/cssref/css3_pr_background.asp" text:style-name="Internet_20_link" text:visited-style-name="Visited_20_Internet_20_Link"><text:span text:style-name="T6">background</text:span></text:a></text:p>
          </table:table-cell>
          <table:table-cell table:style-name="Tabla1.A1" office:value-type="string">
            <text:p text:style-name="P9">Establece todas las propiedades background en una sentencia</text:p>
          </table:table-cell>
        </table:table-row>
        <table:table-row table:style-name="Tabla1.1">
          <table:table-cell table:style-name="Tabla1.A1" office:value-type="string">
            <text:p text:style-name="P8"><text:a xlink:type="simple" xlink:href="https://www.w3schools.com/cssref/pr_background-attachment.asp" text:style-name="Internet_20_link" text:visited-style-name="Visited_20_Internet_20_Link"><text:span text:style-name="T6">background-attachment</text:span></text:a></text:p>
          </table:table-cell>
          <table:table-cell table:style-name="Tabla1.A1" office:value-type="string">
            <text:p text:style-name="P8"><text:span text:style-name="T7">Establece si una imagen de fondo es fija o hace scrool con el resto de la página</text:span></text:p>
          </table:table-cell>
        </table:table-row>
        <table:table-row table:style-name="Tabla1.2">
          <table:table-cell table:style-name="Tabla1.A1" office:value-type="string">
            <text:p text:style-name="P8"><text:span text:style-name="T6"/></text:p>
          </table:table-cell>
          <table:table-cell table:style-name="Tabla1.A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8"><text:a xlink:type="simple" xlink:href="https://www.w3schools.com/cssref/pr_background-color.asp" text:style-name="Internet_20_link" text:visited-style-name="Visited_20_Internet_20_Link"><text:span text:style-name="T6">background-color</text:span></text:a></text:p>
          </table:table-cell>
          <table:table-cell table:style-name="Tabla1.A1" office:value-type="string">
            <text:p text:style-name="P9">Establece el color de fondo de un elemento</text:p>
          </table:table-cell>
        </table:table-row>
        <table:table-row table:style-name="Tabla1.2">
          <table:table-cell table:style-name="Tabla1.A1" office:value-type="string">
            <text:p text:style-name="P8"><text:a xlink:type="simple" xlink:href="https://www.w3schools.com/cssref/pr_background-image.asp" text:style-name="Internet_20_link" text:visited-style-name="Visited_20_Internet_20_Link"><text:span text:style-name="T6">background-image</text:span></text:a></text:p>
          </table:table-cell>
          <table:table-cell table:style-name="Tabla1.A1" office:value-type="string">
            <text:p text:style-name="P9">Establece la imagen de fondo de un elemento</text:p>
          </table:table-cell>
        </table:table-row>
        <table:table-row table:style-name="Tabla1.1">
          <table:table-cell table:style-name="Tabla1.A1" office:value-type="string">
            <text:p text:style-name="P8"><text:span text:style-name="T6"/></text:p>
          </table:table-cell>
          <table:table-cell table:style-name="Tabla1.A1" office:value-type="string">
            <text:p text:style-name="P8"/>
          </table:table-cell>
        </table:table-row>
        <table:table-row table:style-name="Tabla1.2">
          <table:table-cell table:style-name="Tabla1.A1" office:value-type="string">
            <text:p text:style-name="P8"><text:a xlink:type="simple" xlink:href="https://www.w3schools.com/cssref/pr_background-position.asp" text:style-name="Internet_20_link" text:visited-style-name="Visited_20_Internet_20_Link"><text:span text:style-name="T6">background-position</text:span></text:a></text:p>
          </table:table-cell>
          <table:table-cell table:style-name="Tabla1.A1" office:value-type="string">
            <text:p text:style-name="P9">Establece la posición de comienzo de la imagen de fondo</text:p>
          </table:table-cell>
        </table:table-row>
        <table:table-row table:style-name="Tabla1.1">
          <table:table-cell table:style-name="Tabla1.A1" office:value-type="string">
            <text:p text:style-name="P8"><text:a xlink:type="simple" xlink:href="https://www.w3schools.com/cssref/pr_background-repeat.asp" text:style-name="Internet_20_link" text:visited-style-name="Visited_20_Internet_20_Link"><text:span text:style-name="T6">background-repeat</text:span></text:a></text:p>
          </table:table-cell>
          <table:table-cell table:style-name="Tabla1.A1" office:value-type="string">
            <text:p text:style-name="P9">Establece cómo se repetirá la imagen de fondo</text:p>
          </table:table-cell>
        </table:table-row>
        <table:table-row table:style-name="Tabla1.2">
          <table:table-cell table:style-name="Tabla1.A1" office:value-type="string">
            <text:p text:style-name="P8"><text:a xlink:type="simple" xlink:href="https://www.w3schools.com/cssref/css3_pr_background-size.asp" text:style-name="Internet_20_link" text:visited-style-name="Visited_20_Internet_20_Link"><text:span text:style-name="T6">background-size</text:span></text:a></text:p>
          </table:table-cell>
          <table:table-cell table:style-name="Tabla1.A1" office:value-type="string">
            <text:p text:style-name="P10">Especifica el tamaño de la imagen de fond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6:35:46.620000000</meta:creation-date>
    <dc:date>2024-03-01T16:41:06.069000000</dc:date>
    <meta:editing-duration>PT5M21S</meta:editing-duration>
    <meta:editing-cycles>1</meta:editing-cycles>
    <meta:document-statistic meta:table-count="1" meta:image-count="0" meta:object-count="0" meta:page-count="2" meta:paragraph-count="46" meta:word-count="253" meta:character-count="1724" meta:non-whitespace-character-count="1502"/>
    <meta:generator>LibreOffice/7.6.0.3$Windows_X86_64 LibreOffice_project/69edd8b8ebc41d00b4de3915dc82f8f0fc3b6265</meta:generator>
  </office:meta>
</office:document-meta>
</file>